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e steken</text:p>
      <text:p text:style-name="Standard">Petitpointsteek.</text:p>
      <text:p text:style-name="Standard">de petitpointsteek is een halve kruissteek. Men werkt altijd van rechts naar links. Alle steken gaan in dezelfde richting (zie werktekening, rechts). Wanneer een rij klaar is, wordt, het werk een halve slag gedraaid en de volgenderij weer van rechts naar links gewerkt. Deze steek is niet geschikt om grote</text:p>
      <text:p text:style-name="Standard">oppervlakten te bewerken, daar het gaas hoogstwaarschijnlijk uit<text:tab/>het model zal worden getrokken.<text:tab/> Soms is het nodig een verticale lijn te maken. Werk in dat geval niet van rechts naar links maar van<text:tab/></text:p>
      <text:p text:style-name="Standard">boven naar beneden (zie werktekening, links).</text:p>
      <text:p text:style-name="Standard">De basketweave- of halve-kruissteek.</text:p>
      <text:p text:style-name="Standard">De basketweavesteek is een zeerstevige steek, welke het ondergrondweefse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atria faestha</meta:initial-creator>
    <meta:creation-date>2011-10-05T16:16:29.29</meta:creation-date>
    <dc:date>2011-10-05T17:17:23.18</dc:date>
    <dc:creator>satria faestha</dc:creator>
    <meta:editing-duration>PT01H01M06S</meta:editing-duration>
    <meta:editing-cycles>4</meta:editing-cycles>
    <meta:generator>OpenOffice.org/3.2$Win32 OpenOffice.org_project/320m12$Build-9483</meta:generator>
    <meta:document-statistic meta:table-count="0" meta:image-count="0" meta:object-count="0" meta:page-count="1" meta:paragraph-count="7" meta:word-count="105" meta:character-count="685"/>
  </office:meta>
</office:document-meta>
</file>